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.76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dd-temp-0-0-plano" table:style-name="ta1">
        <table:shapes>
          <draw:frame draw:z-index="0" draw:style-name="gr1" draw:text-style-name="P1" svg:width="159.99mm" svg:height="89.99mm" svg:x="31.45mm" svg:y="12.42mm">
            <loext:p/>
            <draw:object draw:notify-on-update-of-ranges="'hdd-temp-0-0-plano'.A1:'hdd-temp-0-0-plano'.A1 'hdd-temp-0-0-plano'.A2:'hdd-temp-0-0-plano'.A101 'hdd-temp-0-0-plano'.B1:'hdd-temp-0-0-plano'.B1 'hdd-temp-0-0-plano'.B2:'hdd-temp-0-0-plano'.B101 'hdd-temp-0-0-plano'.C1:'hdd-temp-0-0-plano'.C1 'hdd-temp-0-0-plano'.C2:'hdd-temp-0-0-plano'.C101 'hdd-temp-0-0-plano'.D1:'hdd-temp-0-0-plano'.D1 'hdd-temp-0-0-plano'.D2:'hdd-temp-0-0-plano'.D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0-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1-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EDIAN([.A2:.A101])" office:value-type="float" office:value="37" calcext:value-type="float">
            <text:p>37</text:p>
          </table:table-cell>
          <table:table-cell table:formula="of:=AVERAGE([.B2:.B101])" office:value-type="float" office:value="36.95" calcext:value-type="float">
            <text:p>36.95</text:p>
          </table:table-cell>
          <table:table-cell table:formula="of:=AVERAGE([.C2:.C101])" office:value-type="float" office:value="36.23" calcext:value-type="float">
            <text:p>36.23</text:p>
          </table:table-cell>
          <table:table-cell table:formula="of:=AVERAGE([.D2:.D101])" office:value-type="float" office:value="36.5" calcext:value-type="float">
            <text:p>36.5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</table:table>
      <table:table table:name="hdd-temp-0-1-plano" table:style-name="ta1">
        <table:table-column table:style-name="co2" table:default-cell-style-name="Default"/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</table:table>
      <table:table table:name="hdd-temp-1-0-plano" table:style-name="ta1">
        <table:table-column table:style-name="co2" table:default-cell-style-name="Default"/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</table:table>
      <table:table table:name="hdd-temp-1-1-plano" table:style-name="ta1">
        <table:table-column table:style-name="co2" table:default-cell-style-name="Default"/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20:27:48.7167765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5.4.2.2$Linux_X86_64 LibreOffice_project/40m0$Build-2</meta:generator>
    <meta:creation-date>2018-02-07T20:28:12.345434371</meta:creation-date>
    <meta:document-statistic meta:table-count="4" meta:cell-count="7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62cm" svg:y="0.316cm" chart:style-name="ch2">
          <text:p>Temperatura disco duro</text:p>
        </chart:title>
        <chart:legend chart:legend-position="end" svg:x="14.18cm" svg:y="3.454cm" style:legend-expansion="high" chart:style-name="ch3"/>
        <chart:plot-area chart:style-name="ch4" table:cell-range-address="'hdd-temp-0-0-plano'.A1:'hdd-temp-0-0-plano'.D101" chart:data-source-has-labels="row" svg:x="1.331cm" svg:y="1.275cm" svg:width="12.529cm" svg:height="6.564cm">
          <chartooo:coordinate-region svg:x="2.243cm" svg:y="1.474cm" svg:width="11.617cm" svg:height="5.573cm"/>
          <chart:axis chart:dimension="x" chart:name="primary-x" chart:style-name="ch5">
            <chart:title svg:x="5.937cm" svg:y="8.019cm" chart:style-name="ch6">
              <text:p>Tiempo (Intervalos 5s)</text:p>
            </chart:title>
          </chart:axis>
          <chart:axis chart:dimension="y" chart:name="primary-y" chart:style-name="ch5">
            <chart:title svg:x="0.451cm" svg:y="5.858cm" chart:style-name="ch7">
              <text:p>Temperatura (ºC)</text:p>
            </chart:title>
            <chart:grid chart:style-name="ch8" chart:class="major"/>
          </chart:axis>
          <chart:series chart:style-name="ch9" chart:values-cell-range-address="'hdd-temp-0-0-plano'.A2:'hdd-temp-0-0-plano'.A101" chart:label-cell-address="'hdd-temp-0-0-plano'.A1:'hdd-temp-0-0-plano'.A1" chart:class="chart:line">
            <chart:data-point chart:repeated="100"/>
          </chart:series>
          <chart:series chart:style-name="ch10" chart:values-cell-range-address="'hdd-temp-0-0-plano'.B2:'hdd-temp-0-0-plano'.B101" chart:label-cell-address="'hdd-temp-0-0-plano'.B1:'hdd-temp-0-0-plano'.B1" chart:class="chart:line">
            <chart:data-point chart:repeated="100"/>
          </chart:series>
          <chart:series chart:style-name="ch11" chart:values-cell-range-address="'hdd-temp-0-0-plano'.C2:'hdd-temp-0-0-plano'.C101" chart:label-cell-address="'hdd-temp-0-0-plano'.C1:'hdd-temp-0-0-plano'.C1" chart:class="chart:line">
            <chart:data-point chart:repeated="100"/>
          </chart:series>
          <chart:series chart:style-name="ch12" chart:values-cell-range-address="'hdd-temp-0-0-plano'.D2:'hdd-temp-0-0-plano'.D101" chart:label-cell-address="'hdd-temp-0-0-plano'.D1:'hdd-temp-0-0-plano'.D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0</text:p>
                <draw:g>
                  <svg:desc>'hdd-temp-0-0-plano'.A1:'hdd-temp-0-0-plano'.A1</svg:desc>
                </draw:g>
              </table:table-cell>
              <table:table-cell office:value-type="string">
                <text:p>0-1</text:p>
                <draw:g>
                  <svg:desc>'hdd-temp-0-0-plano'.B1:'hdd-temp-0-0-plano'.B1</svg:desc>
                </draw:g>
              </table:table-cell>
              <table:table-cell office:value-type="string">
                <text:p>1-0</text:p>
                <draw:g>
                  <svg:desc>'hdd-temp-0-0-plano'.C1:'hdd-temp-0-0-plano'.C1</svg:desc>
                </draw:g>
              </table:table-cell>
              <table:table-cell office:value-type="string">
                <text:p>1-1</text:p>
                <draw:g>
                  <svg:desc>'hdd-temp-0-0-plano'.D1:'hdd-temp-0-0-plano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">
                <text:p>37</text:p>
                <draw:g>
                  <svg:desc>'hdd-temp-0-0-plano'.A2:'hdd-temp-0-0-plano'.A101</svg:desc>
                </draw:g>
              </table:table-cell>
              <table:table-cell office:value-type="float" office:value="37">
                <text:p>37</text:p>
                <draw:g>
                  <svg:desc>'hdd-temp-0-0-plano'.B2:'hdd-temp-0-0-plano'.B101</svg:desc>
                </draw:g>
              </table:table-cell>
              <table:table-cell office:value-type="float" office:value="36">
                <text:p>36</text:p>
                <draw:g>
                  <svg:desc>'hdd-temp-0-0-plano'.C2:'hdd-temp-0-0-plano'.C101</svg:desc>
                </draw:g>
              </table:table-cell>
              <table:table-cell office:value-type="float" office:value="37">
                <text:p>37</text:p>
                <draw:g>
                  <svg:desc>'hdd-temp-0-0-plano'.D2:'hdd-temp-0-0-plano'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